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20000007896E9FD03A27E8066.tif" manifest:media-type="image/tiff"/>
  <manifest:file-entry manifest:full-path="Pictures/10092CC00000832F000015A00ECB6D634E4D6D9C.emf" manifest:media-type="image/x-emf"/>
  <manifest:file-entry manifest:full-path="Pictures/10000201000004F5000000D1E8A272EFB78143F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2" svg:font-family="'Open Sans'" style:font-adornments="Semibold" style:font-family-generic="roman" style:font-pitch="variable"/>
    <style:font-face style:name="Open Sans1" svg:font-family="'Open Sans'" style:font-family-generic="swiss" style:font-pitch="variable"/>
    <style:font-face style:name="Open Sans3" svg:font-family="'Open Sans'" style:font-adornments="Semibold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6.381cm" fo:min-width="18.549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348cm" fo:min-width="18.549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marker-start="" draw:fill-color="#75767b" draw:textarea-horizontal-align="justify" draw:textarea-vertical-align="middle" draw:auto-grow-height="false" fo:min-height="1.953cm" fo:min-width="15.5cm"/>
    </style:style>
    <style:style style:name="gr4" style:family="graphic" style:parent-style-name="standard">
      <style:graphic-properties draw:stroke="none" svg:stroke-color="#000000" draw:marker-start="" draw:fill-color="#101010" draw:textarea-horizontal-align="justify" draw:textarea-vertical-align="middle" draw:auto-grow-height="false" fo:min-height="1.547cm" fo:min-width="6.3cm"/>
    </style:style>
    <style:style style:name="gr5" style:family="graphic" style:parent-style-name="standard">
      <style:graphic-properties draw:stroke="none" svg:stroke-color="#000000" draw:fill-color="#bdd8de" draw:textarea-horizontal-align="justify" draw:textarea-vertical-align="middle" draw:auto-grow-height="false" fo:min-height="2.774cm" fo:min-width="6.3cm"/>
    </style:style>
    <style:style style:name="gr6" style:family="graphic">
      <style:graphic-properties style:protect="size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00339f" fo:font-size="18pt"/>
    </style:style>
    <style:style style:name="P2" style:family="paragraph">
      <loext:graphic-properties draw:fill="none"/>
      <style:paragraph-properties fo:margin-top="0.265cm" fo:margin-bottom="0cm" fo:line-height="100%" fo:text-align="center" style:font-independent-line-spacing="true"/>
      <style:text-properties fo:font-size="18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75767b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101010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bdd8de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custom-shape draw:name="TextShape 1" draw:style-name="gr1" draw:text-style-name="P1" draw:layer="layout" svg:width="19.048cm" svg:height="6.63cm" svg:x="3.175cm" svg:y="3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9.048cm" svg:height="4.597cm" svg:x="3.175cm" svg:y="10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" draw:text-style-name="P4" draw:layer="layout" svg:width="16cm" svg:height="2.203cm" svg:x="4.8cm" svg:y="10.834cm">
            <text:p text:style-name="P3"><text:span text:style-name="T1">Floo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6.8cm" svg:height="1.797cm" svg:x="9.4cm" svg:y="9.037cm">
            <text:p text:style-name="P3"><text:span text:style-name="T1">Sampl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6" draw:layer="layout" svg:width="6.8cm" svg:height="3.024cm" svg:x="9.4cm" svg:y="6.013cm">
            <text:p text:style-name="P3"><text:span text:style-name="T1">Plat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2" svg:font-family="'Open Sans'" style:font-adornments="Semibold" style:font-family-generic="roman" style:font-pitch="variable"/>
    <style:font-face style:name="Open Sans1" svg:font-family="'Open Sans'" style:font-family-generic="swiss" style:font-pitch="variable"/>
    <style:font-face style:name="Open Sans3" svg:font-family="'Open Sans'" style:font-adornments="Semibold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ggetto_20_senza_20_riempimento_20_e_20_linea" style:display-name="Oggetto senza riempimento e linea" style:family="graphic" style:parent-style-name="Default_5f_1">
      <style:graphic-properties draw:stroke="none" draw:fill="none"/>
    </style:style>
    <style:style style:name="Interreg_20_MON_20_ACUMEN-background" style:display-name="Interreg MON ACUMEN-background" style:family="presentation">
      <style:graphic-properties draw:stroke="none" draw:fill="solid" draw:fill-color="#ffffff"/>
      <style:text-properties style:letter-kerning="true"/>
    </style:style>
    <style:style style:name="Interreg_20_MON_20_ACUMEN-backgroundobjects" style:display-name="Interreg MON ACUM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reg_20_MON_20_ACUMEN-notes" style:display-name="Interreg MON ACUM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reg_20_MON_20_ACUMEN-outline1" style:display-name="Interreg MON ACUMEN-outline1" style:family="presentation">
      <style:graphic-properties draw:stroke="none" draw:fill="none" draw:auto-grow-height="false" draw:fit-to-size="shrink-to-fit" style:shrink-to-fit="true">
        <text:list-style style:name="Interreg_20_MON_20_ACUMEN-outline1" style:display-name="Interreg MON ACUM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Open Sans1" fo:font-family="'Open Sans'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reg_20_MON_20_ACUMEN-outline2" style:display-name="Interreg MON ACUMEN-outline2" style:family="presentation" style:parent-style-name="Interreg_20_MON_20_ACUMEN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Open Sans1" fo:font-family="'Open Sans'" style:font-family-generic="swiss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Interreg_20_MON_20_ACUMEN-outline3" style:display-name="Interreg MON ACUMEN-outline3" style:family="presentation" style:parent-style-name="Interreg_20_MON_20_ACUMEN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Open Sans1" fo:font-family="'Open Sans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Interreg_20_MON_20_ACUMEN-outline4" style:display-name="Interreg MON ACUMEN-outline4" style:family="presentation" style:parent-style-name="Interreg_20_MON_20_ACUMEN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Open Sans1" fo:font-family="'Open Sans'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Interreg_20_MON_20_ACUMEN-outline5" style:display-name="Interreg MON ACUMEN-outline5" style:family="presentation" style:parent-style-name="Interreg_20_MON_20_ACUMEN-outline4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Interreg_20_MON_20_ACUMEN-outline6" style:display-name="Interreg MON ACUMEN-outline6" style:family="presentation" style:parent-style-name="Interreg_20_MON_20_ACUMEN-outline5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Interreg_20_MON_20_ACUMEN-outline7" style:display-name="Interreg MON ACUMEN-outline7" style:family="presentation" style:parent-style-name="Interreg_20_MON_20_ACUMEN-outline6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Interreg_20_MON_20_ACUMEN-outline8" style:display-name="Interreg MON ACUMEN-outline8" style:family="presentation" style:parent-style-name="Interreg_20_MON_20_ACUMEN-outline7">
      <style:paragraph-properties fo:margin-top="0.1cm" fo:margin-bottom="0cm"/>
      <style:text-properties fo:font-size="20pt" style:font-size-asian="20pt" style:font-size-complex="20pt"/>
    </style:style>
    <style:style style:name="Interreg_20_MON_20_ACUMEN-outline9" style:display-name="Interreg MON ACUMEN-outline9" style:family="presentation" style:parent-style-name="Interreg_20_MON_20_ACUMEN-outline8">
      <style:paragraph-properties fo:margin-top="0.1cm" fo:margin-bottom="0cm"/>
      <style:text-properties fo:font-size="20pt" style:font-size-asian="20pt" style:font-size-complex="20pt"/>
    </style:style>
    <style:style style:name="Interreg_20_MON_20_ACUMEN-subtitle" style:display-name="Interreg MON ACUMEN-subtitle" style:family="presentation">
      <style:graphic-properties draw:stroke="none" draw:fill="none" draw:textarea-vertical-align="middle">
        <text:list-style style:name="Interreg_20_MON_20_ACUMEN-subtitle" style:display-name="Interreg MON ACUM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reg_20_MON_20_ACUMEN-title" style:display-name="Interreg MON ACUMEN-title" style:family="presentation">
      <style:graphic-properties draw:stroke="none" draw:fill="none" draw:textarea-vertical-align="middle">
        <text:list-style style:name="Interreg_20_MON_20_ACUMEN-title" style:display-name="Interreg MON ACUM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339f" style:text-outline="false" style:text-line-through-style="none" style:text-line-through-type="none" style:text-position="0% 100%" style:font-name="Open Sans3" fo:font-family="'Open Sans'" style:font-style-name="Semibold" style:font-family-generic="swiss" style:font-pitch="variable" fo:font-size="40pt" fo:letter-spacing="normal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ggetto_20_senza_20_riempimento_20_e_20_line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terreg_20_MON_20_ACUMEN-backgroundobjects">
      <style:graphic-properties draw:stroke="none" draw:fill="none" draw:fill-color="#ffffff" draw:auto-grow-height="false" fo:min-height="1.485cm"/>
    </style:style>
    <style:style style:name="Mpr2" style:family="presentation" style:parent-style-name="Interreg_20_MON_20_ACUMEN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auto-grow-height="false" fo:min-height="1.314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terreg_20_MON_20_ACUMEN" style:display-name="Interreg MON ACUMEN" style:page-layout-name="PM1" draw:style-name="Mdp1">
      <office:forms form:automatic-focus="false" form:apply-design-mode="false"/>
      <draw:frame draw:name="pasted-image.tiff" draw:style-name="Mgr3" draw:text-style-name="MP5" draw:layer="backgroundobjects" svg:width="4.243cm" svg:height="1.375cm" svg:x="19.402cm" svg:y="1.168cm">
        <draw:image xlink:href="Pictures/10000000000001720000007896E9FD03A27E8066.tif" xlink:type="simple" xlink:show="embed" xlink:actuate="onLoad" loext:mime-type="image/tiff">
          <text:p/>
        </draw:image>
      </draw:frame>
      <draw:frame presentation:style-name="Interreg_20_MON_20_ACUMEN-title" draw:layer="backgroundobjects" svg:width="22.859cm" svg:height="1.987cm" svg:x="1.4cm" svg:y="3.2cm" presentation:class="title" presentation:placeholder="true">
        <draw:text-box/>
      </draw:frame>
      <draw:frame presentation:style-name="Interreg_20_MON_20_ACUMEN-outline1" draw:layer="backgroundobjects" svg:width="22.859cm" svg:height="11.6cm" svg:x="1.27cm" svg:y="5.8cm" presentation:class="outline" presentation:placeholder="true">
        <draw:text-box/>
      </draw:frame>
      <draw:frame draw:style-name="Mgr4" draw:text-style-name="MP6" draw:layer="backgroundobjects" svg:width="11cm" svg:height="1.813cm" svg:x="1.4cm" svg:y="1cm">
        <draw:image xlink:href="Pictures/10092CC00000832F000015A00ECB6D634E4D6D9C.emf" xlink:type="simple" xlink:show="embed" xlink:actuate="onLoad" loext:mime-type="image/x-emf">
          <text:p/>
        </draw:image>
        <draw:image xlink:href="Pictures/10000201000004F5000000D1E8A272EFB78143F9.png" xlink:type="simple" xlink:show="embed" xlink:actuate="onLoad" loext:mime-type="image/png"/>
      </draw:frame>
      <presentation:notes style:page-layout-name="PM0">
        <draw:page-thumbnail presentation:style-name="Interreg_20_MON_20_ACUMEN-title" draw:layer="backgroundobjects" svg:width="14.848cm" svg:height="11.136cm" svg:x="3.075cm" svg:y="2.257cm" presentation:class="page"/>
        <draw:frame presentation:style-name="Interreg_20_MON_20_ACUMEN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redefinito" style:page-layout-name="PM1" draw:style-name="Mdp2">
      <office:forms form:automatic-focus="false" form:apply-design-mode="false"/>
      <draw:frame presentation:style-name="Predefinito-title" draw:layer="backgroundobjects" svg:width="22.859cm" svg:height="3.18cm" svg:x="1.27cm" svg:y="0.76cm" presentation:class="title" presentation:placeholder="true">
        <draw:text-box/>
      </draw:frame>
      <draw:frame presentation:style-name="Predefinito-outline1" draw:layer="backgroundobjects" svg:width="22.859cm" svg:height="11.048cm" svg:x="1.27cm" svg:y="4.457cm" presentation:class="outline" presentation:placeholder="true">
        <draw:text-box/>
      </draw:frame>
      <draw:frame presentation:style-name="Mpr3" draw:text-style-name="MP2" draw:layer="backgroundobjects" svg:width="5.917cm" svg:height="1.313cm" svg:x="1.27cm" svg:y="17.354cm" presentation:class="date-time">
        <draw:text-box>
          <text:p text:style-name="MP1"><presentation:date-time/></text:p>
        </draw:text-box>
      </draw:frame>
      <draw:frame presentation:style-name="Mpr3" draw:text-style-name="MP8" draw:layer="backgroundobjects" svg:width="8.05cm" svg:height="1.313cm" svg:x="8.686cm" svg:y="17.354cm" presentation:class="footer">
        <draw:text-box>
          <text:p text:style-name="MP7"><presentation:footer/></text:p>
        </draw:text-box>
      </draw:frame>
      <draw:frame presentation:style-name="Mpr3" draw:text-style-name="MP4" draw:layer="backgroundobjects" svg:width="5.917cm" svg:height="1.313cm" svg:x="18.211cm" svg:y="17.354cm" presentation:class="page-number">
        <draw:text-box>
          <text:p text:style-name="MP3"><text:page-number>&lt;numero&gt;</text:page-number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0cm" svg:height="0cm" svg:x="0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8T13:35:50.436000000</meta:creation-date>
    <dc:language>it-IT</dc:language>
    <meta:editing-cycles>2</meta:editing-cycles>
    <dc:title>Interreg - Modello presentazioni</dc:title>
    <meta:editing-duration>PT8M18S</meta:editing-duration>
    <meta:generator>LibreOffice/6.2.4.2$Windows_X86_64 LibreOffice_project/2412653d852ce75f65fbfa83fb7e7b669a126d64</meta:generator>
    <meta:initial-creator>Matteo Bolognese</meta:initial-creator>
    <dc:date>2019-11-08T13:44:08.776000000</dc:date>
    <dc:creator>Matteo Bolognese</dc:creator>
    <meta:document-statistic meta:object-count="39"/>
    <meta:user-defined meta:name="AppVersion">16.0000</meta:user-defined>
    <meta:user-defined meta:name="HiddenSlides" meta:value-type="float">1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zione su schermo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